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200000296893217C64FAAB714.png" manifest:media-type="image/png"/>
  <manifest:file-entry manifest:full-path="Pictures/10000201000004220000029669EE47A6C925A3E7.png" manifest:media-type="image/png"/>
  <manifest:file-entry manifest:full-path="Pictures/1000020100000422000002963B20857D297B88E3.png" manifest:media-type="image/png"/>
  <manifest:file-entry manifest:full-path="Pictures/1000020100000422000002969A4B16B9801D91AD.png" manifest:media-type="image/png"/>
  <manifest:file-entry manifest:full-path="Pictures/100002010000042200000296504B7EF85EB87080.png" manifest:media-type="image/png"/>
  <manifest:file-entry manifest:full-path="Pictures/100002010000042200000296770548565F38A1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d37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as-char" svg:width="8.943cm" svg:height="5.593cm" draw:z-index="0"><draw:image xlink:href="Pictures/1000020100000422000002963B20857D297B88E3.png" xlink:type="simple" xlink:show="embed" xlink:actuate="onLoad"/></draw:frame> <text:s/><draw:frame draw:style-name="fr1" draw:name="Figura2" text:anchor-type="as-char" svg:width="8.943cm" svg:height="5.593cm" draw:z-index="1"><draw:image xlink:href="Pictures/1000020100000422000002969A4B16B9801D91AD.png" xlink:type="simple" xlink:show="embed" xlink:actuate="onLoad"/></draw:frame></text:p>
      <text:p text:style-name="P1"><draw:frame draw:style-name="fr1" draw:name="Figura3" text:anchor-type="as-char" svg:width="8.943cm" svg:height="5.593cm" draw:z-index="2"><draw:image xlink:href="Pictures/100002010000042200000296504B7EF85EB87080.png" xlink:type="simple" xlink:show="embed" xlink:actuate="onLoad"/></draw:frame> <text:s/><draw:frame draw:style-name="fr1" draw:name="Figura4" text:anchor-type="as-char" svg:width="8.943cm" svg:height="5.593cm" draw:z-index="3"><draw:image xlink:href="Pictures/100002010000042200000296504B7EF85EB87080.png" xlink:type="simple" xlink:show="embed" xlink:actuate="onLoad"/></draw:frame></text:p>
      <text:p text:style-name="P1"><draw:frame draw:style-name="fr1" draw:name="Figura5" text:anchor-type="as-char" svg:width="8.943cm" svg:height="5.593cm" draw:z-index="4"><draw:image xlink:href="Pictures/100002010000042200000296770548565F38A110.png" xlink:type="simple" xlink:show="embed" xlink:actuate="onLoad"/></draw:frame> <text:s/><draw:frame draw:style-name="fr1" draw:name="Figura6" text:anchor-type="as-char" svg:width="8.943cm" svg:height="5.593cm" draw:z-index="5"><draw:image xlink:href="Pictures/100002010000042200000296504B7EF85EB87080.png" xlink:type="simple" xlink:show="embed" xlink:actuate="onLoad"/></draw:frame></text:p>
      <text:p text:style-name="P1"><draw:frame draw:style-name="fr1" draw:name="Figura7" text:anchor-type="as-char" svg:width="8.943cm" svg:height="5.593cm" draw:z-index="6"><draw:image xlink:href="Pictures/10000201000004220000029669EE47A6C925A3E7.png" xlink:type="simple" xlink:show="embed" xlink:actuate="onLoad"/></draw:frame> <text:s/><draw:frame draw:style-name="fr1" draw:name="Figura8" text:anchor-type="as-char" svg:width="8.943cm" svg:height="5.593cm" draw:z-index="7"><draw:image xlink:href="Pictures/100002010000042200000296504B7EF85EB87080.png" xlink:type="simple" xlink:show="embed" xlink:actuate="onLoad"/></draw:frame></text:p>
      <text:p text:style-name="P1"><draw:frame draw:style-name="fr1" draw:name="Figura9" text:anchor-type="as-char" svg:width="8.943cm" svg:height="5.593cm" draw:z-index="8"><draw:image xlink:href="Pictures/100002010000042200000296504B7EF85EB87080.png" xlink:type="simple" xlink:show="embed" xlink:actuate="onLoad"/></draw:frame> <text:s/><draw:frame draw:style-name="fr1" draw:name="Figura10" text:anchor-type="as-char" svg:width="8.943cm" svg:height="5.593cm" draw:z-index="9"><draw:image xlink:href="Pictures/100002010000042200000296893217C64FAAB7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728cm" fo:margin-left="1.349cm" fo:margin-right="1.2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2:19:41.504275212</meta:creation-date>
    <dc:date>2017-04-20T09:47:10.931898051</dc:date>
    <meta:editing-duration>PT12M4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1" meta:paragraph-count="5" meta:word-count="0" meta:character-count="10" meta:non-whitespace-character-count="0"/>
  </office:meta>
</office:document-meta>
</file>